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4d3" officeooo:paragraph-rsid="001b04d3"/>
    </style:style>
    <style:style style:name="P2" style:family="paragraph" style:parent-style-name="Standard" style:list-style-name="L1">
      <style:text-properties officeooo:rsid="001b04d3" officeooo:paragraph-rsid="001b04d3"/>
    </style:style>
    <style:style style:name="P3" style:family="paragraph" style:parent-style-name="Standard" style:list-style-name="L1">
      <style:text-properties officeooo:rsid="001c05f9" officeooo:paragraph-rsid="001c05f9"/>
    </style:style>
    <style:style style:name="P4" style:family="paragraph" style:parent-style-name="Standard" style:list-style-name="L1">
      <style:text-properties officeooo:rsid="001c5b4d" officeooo:paragraph-rsid="001c5b4d"/>
    </style:style>
    <style:style style:name="P5" style:family="paragraph" style:parent-style-name="Standard" style:list-style-name="L1">
      <style:text-properties fo:font-variant="normal" fo:text-transform="none" fo:color="#202124" style:font-name="arial" fo:font-size="12pt" fo:letter-spacing="normal" fo:font-style="normal" fo:font-weight="normal" officeooo:rsid="001c5b4d" officeooo:paragraph-rsid="001c5b4d"/>
    </style:style>
    <style:style style:name="P6" style:family="paragraph" style:parent-style-name="Standard" style:list-style-name="L1">
      <style:text-properties fo:font-variant="normal" fo:text-transform="none" fo:color="#4d5156" style:font-name="arial" fo:font-size="10.5pt" fo:letter-spacing="normal" fo:font-style="normal" fo:font-weight="normal" officeooo:rsid="001c5b4d" officeooo:paragraph-rsid="001c5b4d"/>
    </style:style>
    <style:style style:name="P7" style:family="paragraph" style:parent-style-name="Standard">
      <style:text-properties fo:font-variant="normal" fo:text-transform="none" fo:color="#4d5156" style:font-name="arial" fo:font-size="10.5pt" fo:letter-spacing="normal" fo:font-style="normal" fo:font-weight="normal" officeooo:rsid="001c5b4d" officeooo:paragraph-rsid="001c5b4d"/>
    </style:style>
    <style:style style:name="P8" style:family="paragraph" style:parent-style-name="Standard">
      <style:text-properties fo:font-variant="normal" fo:text-transform="none" fo:color="#4d5156" style:font-name="arial" fo:font-size="10.5pt" fo:letter-spacing="normal" fo:font-style="normal" fo:font-weight="bold" officeooo:rsid="001c5b4d" officeooo:paragraph-rsid="001c5b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c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CQ <text:s/>based on the lecture on <text:span text:style-name="T1">Deep learning for EHR analysis</text:span></text:p>
      <text:p text:style-name="P1"/>
      <text:list xml:id="list977915589" text:style-name="L1">
        <text:list-item>
          <text:p text:style-name="P2">What is the full form of EHR?</text:p>
          <text:list>
            <text:list-item>
              <text:p text:style-name="P2">Electrical health record</text:p>
            </text:list-item>
            <text:list-item>
              <text:p text:style-name="P2">Electronic health record</text:p>
            </text:list-item>
            <text:list-item>
              <text:p text:style-name="P2">Ebola hepetitis record</text:p>
            </text:list-item>
            <text:list-item>
              <text:p text:style-name="P2">None of the above</text:p>
            </text:list-item>
          </text:list>
        </text:list-item>
        <text:list-item>
          <text:p text:style-name="P2">The purpose of creating EHR is </text:p>
          <text:list>
            <text:list-item>
              <text:p text:style-name="P2">Maintaining digital records of the patient’s medical history so that it can be referred later</text:p>
            </text:list-item>
            <text:list-item>
              <text:p text:style-name="P2">Just for billing and insurance purposes</text:p>
            </text:list-item>
            <text:list-item>
              <text:p text:style-name="P2">Is created because your manager asked to do so</text:p>
            </text:list-item>
            <text:list-item>
              <text:p text:style-name="P2">Because you are passionate to maintain your data</text:p>
            </text:list-item>
          </text:list>
        </text:list-item>
        <text:list-item>
          <text:p text:style-name="P2">Tasks that can be performed on EHR data includes</text:p>
          <text:list>
            <text:list-item>
              <text:p text:style-name="P2">Representation learning</text:p>
            </text:list-item>
            <text:list-item>
              <text:p text:style-name="P2">Information Extraction</text:p>
            </text:list-item>
            <text:list-item>
              <text:p text:style-name="P2">Deidentifcation</text:p>
            </text:list-item>
            <text:list-item>
              <text:p text:style-name="P2">None of the above</text:p>
            </text:list-item>
          </text:list>
        </text:list-item>
        <text:list-item>
          <text:p text:style-name="P2">The full form of AE in deep learning domain is</text:p>
          <text:list>
            <text:list-item>
              <text:p text:style-name="P3">Automatic evolution</text:p>
            </text:list-item>
            <text:list-item>
              <text:p text:style-name="P3">Assitant engineer</text:p>
            </text:list-item>
            <text:list-item>
              <text:p text:style-name="P3">Assistant encoder</text:p>
            </text:list-item>
            <text:list-item>
              <text:p text:style-name="P3">Auto encoder</text:p>
            </text:list-item>
          </text:list>
        </text:list-item>
        <text:list-item>
          <text:p text:style-name="P3">LSTM stands for</text:p>
          <text:list>
            <text:list-item>
              <text:p text:style-name="P3">Long small transfer memory</text:p>
            </text:list-item>
            <text:list-item>
              <text:p text:style-name="P3">long-short term memory</text:p>
            </text:list-item>
            <text:list-item>
              <text:p text:style-name="P3">lengthwise short <text:s/>transfer module</text:p>
            </text:list-item>
            <text:list-item>
              <text:p text:style-name="P3">None</text:p>
            </text:list-item>
          </text:list>
        </text:list-item>
        <text:list-item>
          <text:p text:style-name="P4">Clinical decision suppport system comprises of</text:p>
          <text:list>
            <text:list-item>
              <text:p text:style-name="P4">Diagnosis</text:p>
            </text:list-item>
            <text:list-item>
              <text:p text:style-name="P4">Prognosis</text:p>
            </text:list-item>
            <text:list-item>
              <text:p text:style-name="P4">Treatment</text:p>
            </text:list-item>
            <text:list-item>
              <text:p text:style-name="P4">Prevention</text:p>
            </text:list-item>
            <text:list-item>
              <text:p text:style-name="P4">All of the above</text:p>
            </text:list-item>
          </text:list>
        </text:list-item>
        <text:list-item>
          <text:p text:style-name="P4">What are the major components you would find in an electronic health record?</text:p>
          <text:list>
            <text:list-item>
              <text:p text:style-name="P4">Patient history, physical, test results, and medications</text:p>
            </text:list-item>
            <text:list-item>
              <text:p text:style-name="P4">Patient ancestry report, arrest record, and last known addresses</text:p>
            </text:list-item>
            <text:list-item>
              <text:p text:style-name="P4">Patient credit report, billing history, and legal notes</text:p>
            </text:list-item>
            <text:list-item>
              <text:p text:style-name="P4">Patient personal affects, last will and testament</text:p>
            </text:list-item>
          </text:list>
        </text:list-item>
        <text:list-item>
          <text:p text:style-name="P4">MLP stands for</text:p>
          <text:list>
            <text:list-item>
              <text:p text:style-name="P4">Multi-layer perceptron</text:p>
            </text:list-item>
            <text:list-item>
              <text:p text:style-name="P5">Master Limited Partnership</text:p>
            </text:list-item>
            <text:list-item>
              <text:p text:style-name="P6">Multi-Layer Protocol</text:p>
            </text:list-item>
            <text:list-item>
              <text:p text:style-name="P6">Mid-level Practitioner</text:p>
            </text:list-item>
          </text:list>
        </text:list-item>
        <text:list-item>
          <text:p text:style-name="P6">Which method is not considered as a deep learning method</text:p>
          <text:list>
            <text:list-item>
              <text:p text:style-name="P6">ANN</text:p>
            </text:list-item>
            <text:list-item>
              <text:p text:style-name="P6">CNN</text:p>
            </text:list-item>
            <text:list-item>
              <text:p text:style-name="P6">SVM</text:p>
            </text:list-item>
            <text:list-item>
              <text:p text:style-name="P6">LSTM</text:p>
            </text:list-item>
            <text:list-item>
              <text:p text:style-name="P6">None</text:p>
            </text:list-item>
          </text:list>
        </text:list-item>
        <text:list-item>
          <text:p text:style-name="P6">Why deep learning is so popular?</text:p>
          <text:list>
            <text:list-item>
              <text:p text:style-name="P6">Because it can do miracles</text:p>
            </text:list-item>
            <text:list-item>
              <text:p text:style-name="P6">Because it save time and money</text:p>
            </text:list-item>
            <text:list-item>
              <text:p text:style-name="P6">Because it’ss deep</text:p>
            </text:list-item>
            <text:list-item>
              <text:p text:style-name="P6"><text:soft-page-break/>Because it can automatically learn features</text:p>
            </text:list-item>
          </text:list>
        </text:list-item>
      </text:list>
      <text:p text:style-name="P7"/>
      <text:p text:style-name="P7"/>
      <text:p text:style-name="P8">ANS:</text:p>
      <text:list xml:id="list113739557674760" text:continue-numbering="true" text:style-name="L1">
        <text:list-header>
          <text:p text:style-name="P4">1-2, 2-1, 3- (1,2 3) multiple correct ans, <text:span text:style-name="T2">4-4, 5-2, 6-5, 7-1, 8-1, 9-3, 10-4</text:span></text:p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17:17.430458766</meta:creation-date>
    <dc:date>2020-12-23T11:37:38.030445975</dc:date>
    <meta:editing-duration>PT4M13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" meta:paragraph-count="55" meta:word-count="305" meta:character-count="1679" meta:non-whitespace-character-count="1478"/>
  </office:meta>
</office:document-meta>
</file>